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style>
    <style:style style:name="P2" style:parent-style-name="Normale" style:family="paragraph">
      <style:text-properties fo:color="#FF0000" fo:language="en" fo:country="US"/>
    </style:style>
    <style:style style:name="P3" style:parent-style-name="Normale" style:family="paragraph">
      <style:text-properties fo:color="#FF0000"/>
    </style:style>
    <style:style style:name="T4" style:parent-style-name="Car.predefinitoparagrafo" style:family="text">
      <style:text-properties fo:color="#70AD47"/>
    </style:style>
    <style:style style:name="T5" style:parent-style-name="Car.predefinitoparagrafo" style:family="text">
      <style:text-properties fo:color="#70AD47"/>
    </style:style>
    <style:style style:name="T6" style:parent-style-name="Car.predefinitoparagrafo" style:family="text">
      <style:text-properties fo:color="#70AD47"/>
    </style:style>
    <style:style style:name="T7" style:parent-style-name="Car.predefinitoparagrafo" style:family="text">
      <style:text-properties fo:color="#70AD47"/>
    </style:style>
    <style:style style:name="T8" style:parent-style-name="Car.predefinitoparagrafo" style:family="text">
      <style:text-properties fo:color="#70AD47"/>
    </style:style>
    <style:style style:name="T9" style:parent-style-name="Car.predefinitoparagrafo" style:family="text">
      <style:text-properties fo:color="#70AD47"/>
    </style:style>
    <style:style style:name="P10" style:parent-style-name="Normale" style:family="paragraph">
      <style:text-properties fo:color="#FF0000"/>
    </style:style>
    <style:style style:name="T11" style:parent-style-name="Car.predefinitoparagrafo" style:family="text">
      <style:text-properties text:display="none"/>
    </style:style>
    <style:style style:name="P12" style:parent-style-name="Normale" style:family="paragraph">
      <style:text-properties fo:color="#FF0000"/>
    </style:style>
    <style:style style:name="P13" style:parent-style-name="Normale" style:family="paragraph">
      <style:text-properties fo:color="#70AD47"/>
    </style:style>
    <style:style style:name="P14" style:parent-style-name="Normale" style:family="paragraph">
      <style:text-properties fo:color="#70AD47"/>
    </style:style>
    <style:style style:name="P15" style:parent-style-name="Normale" style:family="paragraph">
      <style:text-properties fo:color="#FF0000"/>
    </style:style>
    <style:style style:name="P16" style:parent-style-name="Normale" style:family="paragraph">
      <style:text-properties fo:color="#FF0000"/>
    </style:style>
    <style:style style:name="T17" style:parent-style-name="Car.predefinitoparagrafo" style:family="text">
      <style:text-properties fo:color="#70AD47"/>
    </style:style>
    <style:style style:name="P18" style:parent-style-name="Normale" style:family="paragraph">
      <style:text-properties fo:color="#FF0000"/>
    </style:style>
    <style:style style:name="P19" style:parent-style-name="Paragrafoelenco" style:list-style-name="LFO4" style:family="paragraph"/>
    <style:style style:name="P20" style:parent-style-name="Paragrafoelenco" style:list-style-name="LFO4" style:family="paragraph"/>
    <style:style style:name="P21" style:parent-style-name="Normale" style:family="paragraph">
      <style:text-properties fo:color="#FF0000"/>
    </style:style>
    <style:style style:name="P22" style:parent-style-name="Paragrafoelenco" style:list-style-name="LFO3" style:family="paragraph"/>
    <style:style style:name="P23" style:parent-style-name="Paragrafoelenco" style:list-style-name="LFO3" style:family="paragraph"/>
    <style:style style:name="P24" style:parent-style-name="Paragrafoelenco" style:list-style-name="LFO3" style:family="paragraph"/>
  </office:automatic-styles>
  <office:body>
    <office:text text:use-soft-page-breaks="true">
      <text:p text:style-name="P1">//Daniele -&gt; DD, Tania -&gt; CT, Matteo -&gt; BM, Andrea -&gt; GA</text:p>
      <text:p text:style-name="P2">Meal Mate</text:p>
      <text:p text:style-name="P3">CT - INTRO</text:p>
      <text:p text:style-name="Normale">Buongiorno a tutti, siamo il team di MealMate e siamo qui oggi per presentarvi il nostro progetto che tra qualche mese verrà proposto al grande pubblico. Io sono Concil Tania, la vicecapo progetto<text:span text:style-name="T4">/,*</text:span><text:span text:style-name="T5"><text:s/>o, se lo preferite come termine, la segreteria sfruttata,</text:span><text:span text:style-name="T6">*/</text:span><text:s/>e mi occuperò principalmente della parte front-end. Ora vi lascio alle presentazioni del resto del nostro team...</text:p>
      <text:p text:style-name="Normale"><text:span text:style-name="T7">//Presentazione del team, nome<text:s/></text:span><text:span text:style-name="T8">cognome</text:span><text:span text:style-name="T9"><text:s/>ruolo (ordine DD, BM, GA)</text:span></text:p>
      <text:p text:style-name="P10">DD -<text:s/>PRESENTAZIONE DEL PROGETTO:</text:p>
      <text:p text:style-name="Normale">Quante volte vi è capitato di andare a fare la spesa e dimenticarvi di comprare qualcosa o di non sapere cosa prendere?<text:span text:style-name="T11">uaQua</text:span></text:p>
      <text:p text:style-name="Normale">Oppure semplicemente di essere troppo pigri anche solo per stilare la lista…</text:p>
      <text:p text:style-name="Normale">Ecco, questo da oggi in poi sarà solo un brutto ricordo, perché con MealMate la spesa si scrive per te!</text:p>
      <text:p text:style-name="P12">DD -<text:s/>BREVE DESCRIZIONE DEL PROGETTO:</text:p>
      <text:p text:style-name="Normale">MealMate è un software multi-platform ideato per stilare una lista della spesa in base alle preferenze alimentari del cliente.</text:p>
      <text:p text:style-name="P13">//Ma come funziona?</text:p>
      <text:p text:style-name="P14">//MealMate<text:s/></text:p>
      <text:p text:style-name="Normale"/>
      <text:p text:style-name="P15">GA – OBIETTIVI:</text:p>
      <text:p text:style-name="Normale">Con MealMate bastano pochi secondi ed avrete un’ app in grado di generare una lista della spesa totalmente in automatico tutte le volte che volete!</text:p>
      <text:p text:style-name="Normale">Il nostro team si pone come primo obiettivo quello di risparmiare il vostro tempo, tutto quello che perdete ogni volta che impiegate ore per stilare un paio di articoli della vostra lista della spesa.</text:p>
      <text:p text:style-name="Normale">Come secondo obiettivo ci poniamo quello di agevolare le persone nel seguire una dieta, sia per i neofiti che non sanno come approcciarvisi in primis, che per i piu’ esperti, che ormai sono anni che lo fanno e cercano modi per risparmiare il loro tempo.</text:p>
      <text:p text:style-name="Normale"/>
      <text:p text:style-name="P16">CT<text:s/>– A CHI È INDIRIZZATA MEALMATE</text:p>
      <text:p text:style-name="Normale">Ma ora passiamo alla parte a importante, ovvero i clienti…</text:p>
      <text:p text:style-name="Normale">Per chi e’ stata costruita MealMate?</text:p>
      <text:p text:style-name="Normale">Per chiunque possa fare la spesa, e che abbia accesso ad uno smartphone<text:span text:style-name="T17">/*… ma dopotutto, nel 2023 chi non ce l’ha*/</text:span>.</text:p>
      <text:soft-page-break/>
      <text:p text:style-name="Normale">Sara’ prevista una funzione anche per i gruppi di persone, che siano una famiglia o semplicemente compagni di stanza e che rispettera’ al massimo le diete di ognuno.</text:p>
      <text:p text:style-name="P18">BM –<text:s/>DEBOLEZZE:</text:p>
      <text:p text:style-name="Normale">Nessuno nasce perfetto, e per questo anche MealMate ha i suoi punti deboli:</text:p>
      <text:list text:style-name="LFO4" text:continue-numbering="true">
        <text:list-item>
          <text:p text:style-name="P19">La lista di prodotti e’ fornita dai supermercati, quindi quelli di fascia bassa che non hanno un database online con la lista dei prodotti non saranno considerati</text:p>
        </text:list-item>
        <text:list-item>
          <text:p text:style-name="P20">Diete con valori fuori dalla norma potrebbero mandare in tilt il sistema</text:p>
        </text:list-item>
      </text:list>
      <text:p text:style-name="P21">BM - I VANTAGGI:</text:p>
      <text:p text:style-name="Normale">Ma in soldoni, che vantaggi vi offre MealMate?</text:p>
      <text:list text:style-name="LFO3" text:continue-numbering="true">
        <text:list-item>
          <text:p text:style-name="P22">Risparmio di tempo quando fate la spesa</text:p>
        </text:list-item>
        <text:list-item>
          <text:p text:style-name="P23">Prodotti scelti appositamente per rispettare i vostri fabbisogni nutrizionali, e che considera al 100% le vostre allergie ed intolleranze</text:p>
        </text:list-item>
        <text:list-item>
          <text:p text:style-name="P24">Il processo di scrittura della lista della spesa e’ totalmente automatizzato, basta un tocco.</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e" style:display-name="Normale" style:family="paragraph">
      <style:text-properties fo:language="it" fo:country="IT" fo:hyphenate="false"/>
    </style:style>
    <style:style style:name="Car.predefinitoparagrafo" style:display-name="Car. predefinito paragrafo" style:family="text"/>
    <style:style style:name="FormText1" style:display-name="Form Text 1" style:family="paragraph">
      <style:paragraph-properties fo:margin-bottom="0in" fo:line-height="100%"/>
      <style:text-properties style:font-name="Arial" style:font-name-asian="Times New Roman" fo:font-size="10pt" style:font-size-asian="10pt" style:font-size-complex="10pt" fo:hyphenate="false"/>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mbrosi Daniele</meta:initial-creator>
    <dc:creator>D'Ambrosi Daniele</dc:creator>
    <meta:creation-date>2023-01-22T18:50:00Z</meta:creation-date>
    <dc:date>2023-01-24T00:23:00Z</dc:date>
    <meta:template xlink:href="Normal.dotm" xlink:type="simple"/>
    <meta:editing-cycles>2</meta:editing-cycles>
    <meta:editing-duration>PT6960S</meta:editing-duration>
    <meta:document-statistic meta:page-count="2" meta:paragraph-count="5" meta:word-count="410" meta:character-count="2745" meta:row-count="19" meta:non-whitespace-character-count="2340"/>
  </office:meta>
</office:document-meta>
</file>